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54pt"/>
    </style:style>
    <style:style style:name="co2" style:family="table-column">
      <style:table-column-properties fo:break-before="auto" style:column-width="115.09pt"/>
    </style:style>
    <style:style style:name="co3" style:family="table-column">
      <style:table-column-properties fo:break-before="auto" style:column-width="859.3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dered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<text:a xlink:href="https://www.digikey.com/product-detail/en/microchip-technology/ATMEGA32U4RC-AU/ATMEGA32U4RC-AU-ND/2507982" xlink:type="simple">https://www.digikey.com/product-detail/en/microchip-technology/ATMEGA32U4RC-AU/ATMEGA32U4RC-AU-ND/2507982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iniUSB</text:p>
          </table:table-cell>
          <table:table-cell table:style-name="ce3" office:value-type="string" calcext:value-type="string">
            <text:p><text:a xlink:href="https://www.digikey.com/product-detail/en/edac-inc/690-005-299-043/151-1206-1-ND/4312192" xlink:type="simple">https://www.digikey.com/product-detail/en/edac-inc/690-005-299-043/151-1206-1-ND/4312192</text:a>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3.5mm TRRS Conn</text:p>
          </table:table-cell>
          <table:table-cell table:style-name="ce3" office:value-type="string" calcext:value-type="string">
            <text:p><text:a xlink:href="https://www.amazon.com/Female-Connector-Stereo-Headphone-PJ320E/dp/B07SC79NWH/ref=sr_1_25?keywords=PJ320E&amp;qid=1578114220&amp;sr=8-25" xlink:type="simple">https://www.amazon.com/Female-Connector-Stereo-Headphone-PJ320E/dp/B07SC79NWH/ref=sr_1_25?keywords=PJ320E&amp;qid=1578114220&amp;sr=8-25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1, C2</text:p>
          </table:table-cell>
          <table:table-cell office:value-type="string" calcext:value-type="string">
            <text:p>18pF</text:p>
          </table:table-cell>
          <table:table-cell table:style-name="ce3" office:value-type="string" calcext:value-type="string">
            <text:p><text:a xlink:href="https://www.digikey.com/product-detail/en/yageo/CC0805JRNPO9BN180/311-1102-1-ND/303012" xlink:type="simple">https://www.digikey.com/product-detail/en/yageo/CC0805JRNPO9BN180/311-1102-1-ND/303012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pF</text:p>
          </table:table-cell>
          <table:table-cell table:style-name="ce3" office:value-type="string" calcext:value-type="string">
            <text:p><text:a xlink:href="https://www.digikey.com/product-detail/en/kemet/C0805C479D5GACTU/399-9252-1-ND/3522770" xlink:type="simple">https://www.digikey.com/product-detail/en/kemet/C0805C479D5GACTU/399-9252-1-ND/3522770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4, C5, C6, C7</text:p>
          </table:table-cell>
          <table:table-cell office:value-type="string" calcext:value-type="string">
            <text:p>0.1uF</text:p>
          </table:table-cell>
          <table:table-cell table:style-name="ce3" office:value-type="string" calcext:value-type="string">
            <text:p><text:a xlink:href="https://www.digikey.com/product-detail/en/kemet/C0805C104Z5VACTU/399-1177-1-ND/411452" xlink:type="simple">https://www.digikey.com/product-detail/en/kemet/C0805C104Z5VACTU/399-1177-1-ND/411452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<text:a xlink:href="https://www.digikey.com/product-detail/en/kemet/C0805C105Z4VACTU/399-8011-1-ND/3471734" xlink:type="simple">https://www.digikey.com/product-detail/en/kemet/C0805C105Z4VACTU/399-8011-1-ND/3471734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1, R2</text:p>
          </table:table-cell>
          <table:table-cell office:value-type="string" calcext:value-type="string">
            <text:p>10kOhm</text:p>
          </table:table-cell>
          <table:table-cell table:style-name="ce3" office:value-type="string" calcext:value-type="string">
            <text:p><text:a xlink:href="https://www.digikey.com/product-detail/en/yageo/RC0805FR-0710KL/311-10.0KCRCT-ND/730482" xlink:type="simple">https://www.digikey.com/product-detail/en/yageo/RC0805FR-0710KL/311-10.0KCRCT-ND/730482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3, R4</text:p>
          </table:table-cell>
          <table:table-cell office:value-type="string" calcext:value-type="string">
            <text:p>22Ohm</text:p>
          </table:table-cell>
          <table:table-cell table:style-name="ce3" office:value-type="string" calcext:value-type="string">
            <text:p><text:a xlink:href="https://www.digikey.com/product-detail/en/te-connectivity-passive-product/CRGCQ0805J22R/A130124CT-ND/8577956" xlink:type="simple">https://www.digikey.com/product-detail/en/te-connectivity-passive-product/CRGCQ0805J22R/A130124CT-ND/8577956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eset Push Button</text:p>
          </table:table-cell>
          <table:table-cell table:style-name="ce3" office:value-type="string" calcext:value-type="string">
            <text:p><text:a xlink:href="https://www.digikey.com/product-detail/en/e-switch/TL3342F160QG-TR/EG2531CT-ND/379004" xlink:type="simple">https://www.digikey.com/product-detail/en/e-switch/TL3342F160QG-TR/EG2531CT-ND/379004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Crystal 16MHz</text:p>
          </table:table-cell>
          <table:table-cell table:style-name="ce3" office:value-type="string" calcext:value-type="string">
            <text:p><text:a xlink:href="https://www.digikey.com/product-detail/en/epson/FA-238-16.0000MB-C3/SER3686CT-ND/2403459" xlink:type="simple">https://www.digikey.com/product-detail/en/epson/FA-238-16.0000MB-C3/SER3686CT-ND/2403459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1-24</text:p>
          </table:table-cell>
          <table:table-cell office:value-type="string" calcext:value-type="string">
            <text:p>Diode</text:p>
          </table:table-cell>
          <table:table-cell table:style-name="ce3" office:value-type="string" calcext:value-type="string">
            <text:p><text:a xlink:href="https://www.digikey.com/product-detail/en/taiwan-semiconductor-corporation/TS4148C-RZG/TS4148CRZGCT-ND/7359812" xlink:type="simple">https://www.digikey.com/product-detail/en/taiwan-semiconductor-corporation/TS4148C-RZG/TS4148CRZGCT-ND/7359812</text:a> </text:p>
          </table:table-cell>
          <table:table-cell office:value-type="string" calcext:value-type="string">
            <text:p>Y</text:p>
          </table:table-cell>
          <table:table-cell table:number-columns-repeated="60"/>
        </table:table-row>
        <table:table-row table:style-name="ro1" table:number-rows-repeated="2">
          <table:table-cell table:style-name="Default" table:number-columns-repeated="6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3:51:31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7-10-20T23:41:04Z</meta:creation-date>
    <dc:date>2020-01-05T14:24:30.613000000</dc:date>
    <meta:editing-duration>PT28M48S</meta:editing-duration>
    <meta:editing-cycles>5</meta:editing-cycles>
    <meta:document-statistic meta:table-count="1" meta:cell-count="53" meta:object-count="0"/>
  </office:meta>
</office:document-meta>
</file>